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P2" style:parent-style-name="Standard" style:family="paragraph">
      <style:paragraph-properties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text-align="justify" fo:line-height="150%"/>
    </style:style>
    <style:style style:name="T8" style:parent-style-name="Domyślnaczcionkaakapitu" style:family="text">
      <style:text-properties fo:font-style="italic" style:font-style-asian="italic" style:font-style-complex="italic"/>
    </style:style>
    <style:style style:name="T9" style:parent-style-name="Domyślnaczcionkaakapitu" style:family="text">
      <style:text-properties fo:font-style="italic" style:font-style-asian="italic" style:font-style-complex="italic"/>
    </style:style>
    <style:style style:name="P10" style:parent-style-name="Standard" style:family="paragraph">
      <style:paragraph-properties fo:text-align="justify" fo:line-height="150%"/>
    </style:style>
    <style:style style:name="T11" style:parent-style-name="Domyślnaczcionkaakapitu" style:family="text">
      <style:text-properties fo:font-style="italic" style:font-style-asian="italic" style:font-style-complex="italic"/>
    </style:style>
    <style:style style:name="P12" style:parent-style-name="Standard" style:family="paragraph">
      <style:paragraph-properties fo:text-align="justify" fo:line-height="150%"/>
    </style:style>
    <style:style style:name="T13" style:parent-style-name="Domyślnaczcionkaakapitu" style:family="text">
      <style:text-properties fo:background-color="#FFFF00"/>
    </style:style>
    <style:style style:name="T14" style:parent-style-name="Domyślnaczcionkaakapitu" style:family="text">
      <style:text-properties fo:font-size="11pt" style:font-size-asian="11pt" style:font-size-complex="11pt"/>
    </style:style>
    <style:style style:name="P15" style:parent-style-name="Standard" style:family="paragraph">
      <style:paragraph-properties fo:text-align="justify" fo:line-height="150%"/>
    </style:style>
    <style:style style:name="T16" style:parent-style-name="Domyślnaczcionkaakapitu" style:family="text">
      <style:text-properties fo:background-color="#FFFF00"/>
    </style:style>
    <style:style style:name="P17" style:parent-style-name="Standard" style:family="paragraph">
      <style:paragraph-properties fo:text-align="justify" fo:line-height="150%"/>
    </style:style>
    <style:style style:name="T18" style:parent-style-name="Domyślnaczcionkaakapitu" style:family="text">
      <style:text-properties fo:background-color="#FFFF00"/>
    </style:style>
    <style:style style:name="P19" style:parent-style-name="Standard" style:family="paragraph">
      <style:paragraph-properties fo:text-align="justify" fo:line-height="150%"/>
    </style:style>
    <style:style style:name="T20" style:parent-style-name="Domyślnaczcionkaakapitu" style:family="text">
      <style:text-properties fo:background-color="#FFFF00"/>
    </style:style>
    <style:style style:name="T21" style:parent-style-name="Domyślnaczcionkaakapitu" style:family="text">
      <style:text-properties fo:background-color="#FFFF00"/>
    </style:style>
    <style:style style:name="T22" style:parent-style-name="Domyślnaczcionkaakapitu" style:family="text">
      <style:text-properties style:text-line-through-style="solid" style:text-line-through-width="auto" style:text-line-through-color="font-color" style:text-line-through-mode="continuous" style:text-line-through-type="single" fo:background-color="#FFFF00"/>
    </style:style>
    <style:style style:name="T23" style:parent-style-name="Domyślnaczcionkaakapitu" style:family="text">
      <style:text-properties fo:background-color="#FFFF00"/>
    </style:style>
    <style:style style:name="T24" style:parent-style-name="Domyślnaczcionkaakapitu" style:family="text">
      <style:text-properties fo:background-color="#FFFF00"/>
    </style:style>
    <style:style style:name="T25" style:parent-style-name="Domyślnaczcionkaakapitu" style:family="text">
      <style:text-properties style:text-line-through-style="solid" style:text-line-through-width="auto" style:text-line-through-color="font-color" style:text-line-through-mode="continuous" style:text-line-through-type="single" fo:background-color="#FFFF00"/>
    </style:style>
    <style:style style:name="P26" style:parent-style-name="Standard" style:family="paragraph">
      <style:paragraph-properties fo:text-align="justify" fo:line-height="150%"/>
    </style:style>
    <style:style style:name="T27" style:parent-style-name="Domyślnaczcionkaakapitu" style:family="text">
      <style:text-properties fo:font-style="italic" style:font-style-asian="italic" style:font-style-complex="italic"/>
    </style:style>
    <style:style style:name="T28" style:parent-style-name="Domyślnaczcionkaakapitu" style:family="text">
      <style:text-properties fo:background-color="#FFFF00"/>
    </style:style>
    <style:style style:name="P29" style:parent-style-name="Standard" style:family="paragraph">
      <style:paragraph-properties fo:text-align="justify" fo:line-height="150%"/>
    </style:style>
    <style:style style:name="P30" style:parent-style-name="Standard" style:family="paragraph">
      <style:paragraph-properties fo:text-align="justify" fo:line-height="150%" fo:margin-left="0.2916in" fo:margin-right="0.2604in">
        <style:tab-stops/>
      </style:paragraph-properties>
    </style:style>
    <style:style style:name="T31" style:parent-style-name="Domyślnaczcionkaakapitu" style:family="text">
      <style:text-properties fo:font-size="11pt" style:font-size-asian="11pt" style:font-size-complex="11pt"/>
    </style:style>
    <style:style style:name="T32" style:parent-style-name="Domyślnaczcionkaakapitu" style:family="text">
      <style:text-properties fo:font-size="11pt" style:font-size-asian="11pt" style:font-size-complex="11pt"/>
    </style:style>
    <style:style style:name="T33" style:parent-style-name="Odwołanieprzypisudolnego" style:family="text">
      <style:text-properties fo:font-size="11pt" style:font-size-asian="11pt" style:font-size-complex="11pt"/>
    </style:style>
    <style:style style:name="T34" style:parent-style-name="Domyślnaczcionkaakapitu" style:family="text">
      <style:text-properties fo:font-size="11pt" style:font-size-asian="11pt" style:font-size-complex="11pt"/>
    </style:style>
    <style:style style:name="P35" style:parent-style-name="Standard" style:family="paragraph">
      <style:paragraph-properties fo:text-align="justify" fo:line-height="150%"/>
      <style:text-properties fo:font-size="11pt" style:font-size-asian="11pt" style:font-size-complex="11pt"/>
    </style:style>
    <style:style style:name="P36" style:parent-style-name="Standard" style:family="paragraph">
      <style:paragraph-properties fo:text-align="justify" fo:line-height="150%"/>
    </style:style>
    <style:style style:name="P37" style:parent-style-name="Standard" style:family="paragraph">
      <style:paragraph-properties fo:text-align="justify" fo:line-height="150%"/>
    </style:style>
    <style:style style:name="T38" style:parent-style-name="Domyślnaczcionkaakapitu" style:family="text">
      <style:text-properties fo:background-color="#FFFF00"/>
    </style:style>
    <style:style style:name="T39" style:parent-style-name="Domyślnaczcionkaakapitu" style:family="text">
      <style:text-properties fo:background-color="#FFFF00"/>
    </style:style>
    <style:style style:name="T40" style:parent-style-name="Domyślnaczcionkaakapitu" style:family="text">
      <style:text-properties fo:background-color="#FFFF00"/>
    </style:style>
    <style:style style:name="T41" style:parent-style-name="Domyślnaczcionkaakapitu" style:family="text">
      <style:text-properties fo:font-style="italic" style:font-style-asian="italic" style:font-style-complex="italic"/>
    </style:style>
    <style:style style:name="T42" style:parent-style-name="Domyślnaczcionkaakapitu" style:family="text">
      <style:text-properties fo:font-style="italic" style:font-style-asian="italic" style:font-style-complex="italic"/>
    </style:style>
    <style:style style:name="T43" style:parent-style-name="Domyślnaczcionkaakapitu" style:family="text">
      <style:text-properties fo:font-style="italic" style:font-style-asian="italic" style:font-style-complex="italic"/>
    </style:style>
    <style:style style:name="P44" style:parent-style-name="Standard" style:family="paragraph">
      <style:paragraph-properties fo:text-align="justify" fo:line-height="150%"/>
    </style:style>
    <style:style style:name="T45" style:parent-style-name="Domyślnaczcionkaakapitu" style:family="text">
      <style:text-properties fo:background-color="#FFFF00"/>
    </style:style>
    <style:style style:name="T46" style:parent-style-name="Domyślnaczcionkaakapitu" style:family="text">
      <style:text-properties fo:background-color="#FFFF00"/>
    </style:style>
    <style:style style:name="T47" style:parent-style-name="Domyślnaczcionkaakapitu" style:family="text">
      <style:text-properties fo:background-color="#FFFF00"/>
    </style:style>
    <style:style style:name="T48" style:parent-style-name="Domyślnaczcionkaakapitu" style:family="text">
      <style:text-properties fo:background-color="#FFFF00"/>
    </style:style>
    <style:style style:name="P49" style:parent-style-name="Standard" style:family="paragraph">
      <style:paragraph-properties fo:text-align="justify" fo:line-height="150%"/>
    </style:style>
    <style:style style:name="P50" style:parent-style-name="Standard" style:family="paragraph">
      <style:paragraph-properties fo:text-align="justify" fo:line-height="150%" fo:margin-left="0.3854in" fo:margin-right="0.427in">
        <style:tab-stops/>
      </style:paragraph-properties>
    </style:style>
    <style:style style:name="T51" style:parent-style-name="Domyślnaczcionkaakapitu" style:family="text">
      <style:text-properties fo:font-size="11pt" style:font-size-asian="11pt" style:font-size-complex="11pt"/>
    </style:style>
    <style:style style:name="T52" style:parent-style-name="Domyślnaczcionkaakapitu" style:family="text">
      <style:text-properties fo:font-size="11pt" style:font-size-asian="11pt" style:font-size-complex="11pt"/>
    </style:style>
    <style:style style:name="T53" style:parent-style-name="Odwołanieprzypisudolnego" style:family="text">
      <style:text-properties fo:font-size="11pt" style:font-size-asian="11pt" style:font-size-complex="11pt"/>
    </style:style>
    <style:style style:name="T54" style:parent-style-name="Domyślnaczcionkaakapitu" style:family="text">
      <style:text-properties fo:font-style="italic" style:font-style-asian="italic" style:font-style-complex="italic"/>
    </style:style>
    <style:style style:name="T55" style:parent-style-name="Domyślnaczcionkaakapitu" style:family="text">
      <style:text-properties fo:font-size="11pt" style:font-size-asian="11pt" style:font-size-complex="11pt"/>
    </style:style>
    <style:style style:name="P56" style:parent-style-name="Standard" style:family="paragraph">
      <style:paragraph-properties fo:text-align="justify" fo:line-height="150%" fo:margin-left="0.3854in" fo:margin-right="0.427in">
        <style:tab-stops/>
      </style:paragraph-properties>
    </style:style>
    <style:style style:name="P57" style:parent-style-name="Standard" style:family="paragraph">
      <style:paragraph-properties fo:text-align="justify" fo:line-height="150%"/>
    </style:style>
    <style:style style:name="P58" style:parent-style-name="Standard" style:family="paragraph">
      <style:paragraph-properties fo:text-align="justify" fo:line-height="150%"/>
    </style:style>
    <style:style style:name="T59" style:parent-style-name="Domyślnaczcionkaakapitu" style:family="text">
      <style:text-properties fo:font-style="italic" style:font-style-asian="italic" style:font-style-complex="italic"/>
    </style:style>
    <style:style style:name="P60" style:parent-style-name="Standard" style:family="paragraph">
      <style:paragraph-properties fo:text-align="justify" fo:line-height="150%" fo:margin-right="0.0104in"/>
    </style:style>
    <style:style style:name="P61" style:parent-style-name="Standard" style:family="paragraph">
      <style:paragraph-properties fo:text-align="justify" fo:line-height="150%" fo:margin-right="0.0104in"/>
    </style:style>
    <style:style style:name="P62" style:parent-style-name="Standard" style:family="paragraph">
      <style:paragraph-properties fo:text-align="justify" fo:line-height="150%" fo:margin-right="0.0104in"/>
    </style:style>
    <style:style style:name="P63" style:parent-style-name="Standard" style:family="paragraph">
      <style:paragraph-properties fo:text-align="justify" fo:line-height="150%" fo:margin-left="0.3854in" fo:margin-right="0.427in">
        <style:tab-stops/>
      </style:paragraph-properties>
    </style:style>
    <style:style style:name="T64" style:parent-style-name="Domyślnaczcionkaakapitu" style:family="text">
      <style:text-properties fo:font-size="11pt" style:font-size-asian="11pt" style:font-size-complex="11pt"/>
    </style:style>
    <style:style style:name="T65" style:parent-style-name="Domyślnaczcionkaakapitu" style:family="text">
      <style:text-properties fo:font-size="11pt" style:font-size-asian="11pt" style:font-size-complex="11pt"/>
    </style:style>
    <style:style style:name="T66" style:parent-style-name="Odwołanieprzypisudolnego" style:family="text">
      <style:text-properties fo:font-size="11pt" style:font-size-asian="11pt" style:font-size-complex="11pt"/>
    </style:style>
    <style:style style:name="T67" style:parent-style-name="Domyślnaczcionkaakapitu" style:family="text">
      <style:text-properties fo:font-size="11pt" style:font-size-asian="11pt" style:font-size-complex="11pt"/>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office:automatic-styles>
  <office:body>
    <office:text text:use-soft-page-breaks="true">
      <text:p text:style-name="P1">Monika Nowak</text:p>
      <text:p text:style-name="P2"/>
      <text:p text:style-name="P3"/>
      <text:p text:style-name="P4">O ludzkich rzeczach – mocno i bez patosu</text:p>
      <text:p text:style-name="P5"/>
      <text:p text:style-name="P6"/>
      <text:p text:style-name="P7"><text:tab/>W roku 2013 nakładem wydawnictwa WAB wyszła debiutancka powieść Pawła Potoroczyna<text:s/><text:span text:style-name="T8">Ludzka rzecz</text:span>. Był to debiut późny i na tyle<text:s/>udany, że książkę nominowano do nagrody literackiej<text:s/><text:span text:style-name="T9">Gdynia 2013</text:span>. Autor nie zdobył nagrody, mimo to jego książka jest zdecydowanie warta zapoznania. Ponieważ nic, co ludzkie, nie jest mi obojętne, do przeczytania zachęcił mnie sam tytuł – sięgając po książkę Potoroczyna spodziewałam się doświadczenia bliskiego spotkania z samą sobą. <text:s text:c="3"/></text:p>
      <text:p text:style-name="P10"><text:tab/>I w rzeczy samej,<text:s/><text:span text:style-name="T11">Ludzka rzecz</text:span><text:s/>jest rzeczą o ludziach. O ludziach tak bardzo ludzkich w swoich słabościach, że aż nie poddających się ocenie. O ludziach z krwi i kości, ukazanych w dużej mierze przez pryzmat cielesności (patrz: cielesnych słabości).</text:p>
      <text:p text:style-name="P12"><text:tab/>Postaci w powieści to mieszkańcy bliżej nieokreślonej wsi Piórkowo. Akcja rozgrywa się w czasie II wojny światowej, ale liczne retrospekcje sięgają daleko wstecz. Życie bohaterów oraz ich przodków, którzy są tu przywoływani, zahacza o ważne historyczne wydarzenia. Akcja właściwa obejmuje jeden dzień – zaczyna i kończy się śmiercią jednego z bohaterów. Można powiedzieć, że ta śmierć jest pretekstem do stopniowego odsłaniania epizodów z życia postaci i przeplatających je filozoficznych komentarzy narratora. Utwór jest bowiem mocno nasycony (ale jeszcze nie przesycony!) filozoficzną refleksją nad ludzkim losem, życiem, umieraniem, miłością i nad tym wszystkim, co wydaje się najbardziej przynależne gatunkowi ludzkiemu. Przedstawionych mieszkańców jest kilkanaście, ale na plan pierwszy wysuwa się ten, który już od pierwszych stron powieści jest martwy – Smyczek, młody partyzant, inicjator powstania partyzantki w piórkowskich lasach. Jednym z głównych wątków, do którego wciąż wraca narrator, jest związek Skrzypka i Wandy, wdowy po piekarzu.<text:s/><text:span text:style-name="T13">Jednak</text:span><text:s/>dlaczego „jednak?”<text:s/>wielość postaci pociąga za sobą wielowątkowość fabuły. Jest tu ksiądz proboszcz, Morga, który stoi na straży moralności parafian, jest Żyd Hasan, ojciec rodziny, który głowi się, co zrobić, by choć jedno z jego dzieci przeżyło wojnę. Jedną z centralnych postaci jest wspomniana wyżej Wanda, która zjawiła się w Piórkowie przed wojną jako żona dużo starszego od siebie piekarza i, niespodziewanie dla siebie, zakochała się w piórkowskim awanturniku, Smyczku. Mamy tu Kazimierza, woźnicę karawanu, który np. nie wozi samobójców, bo ma swoje zasady –<text:s/>„odmawiał i dlatego, że samobójstwo, jak każdy samosąd, ma w sobie coś z zemsty, a zemsta nigdy sprawiedliwa nie jest, bo zamiast wagi i przewiązanych oczu dzierży<text:s/><text:soft-page-break/>odbezpieczony pistolet i patrzy błędnym, przekrwionym wzrokiem<text:span text:style-name="Odwołanieprzypisudolnego"><text:note text:note-class="footnote" text:id="_ftn0"><text:note-citation>1</text:note-citation><text:note-body><text:p text:style-name="Footnote">Potoroczyn P., Ludzka rzecz, Warszawa 2013, s. 167.</text:p></text:note-body></text:note></text:span>”<text:span text:style-name="T14">.<text:s/></text:span>Jest też we wsi bogaty dziedzic z arystokratycznym rodowodem i dużym zacięciem<text:s/>artystycznym, acz marnym talentem, który potajemnie kocha się w Wandzie i równie potajemnie maluje obrazy nagich chłopców. Jest też Czynasty, pijak, który w amoku zabije swoją żonę oraz jego córka Ania, która swoją walkę o byt w wojennym świecie zaczyna od<text:s/>nauczania tajników inicjacji seksualnej swojego kolegi w sierocińcu. <text:s/></text:p>
      <text:p text:style-name="P15"><text:tab/>Potoroczynowi udało się zestawić<text:s/>różne typy wiarygodnych osobowości i przedstawić obrazki z wojennej wsi w taki sposób, że wydaje się bardzo prawdopodobne, że podobne postaci mogłyby istnieć i podobne wydarzenia mogłyby mieć miejsce. Co najlepsze – ci bohaterowie i ta wieś są bardzo uniwersalni, wydają się znajomi, bo mimo zawieruchy wojny, mimo wyjątkowych czasów, w jakich przyszło im żyć, przeżywają oni podobne słabości,<text:s/>co my. Są zazdrośni, naiwni, tchórzliwi, pyszni, nienawidzą, szukają miłości, próbują nazwać siebie, nadać sens życiu. Niektórzy wydają się nie mieścić w kanonach przeciętnych słabości i posuwają się do zbrodni – Wanda (z miłości, jak sądzi), Czynasty (w pijackiej nieświadomości), czy grupa partyzantów (w poczuciu sprawiedliwości), ale nikt z nich nie podlega ocenie autora. Są po prostu ludźmi, dlatego narrator pozwala im na wady i podłości i nie ocenia ani ich drobnych słabostek, ani nawet zbrodni, jeśli takie popełniają. Uważam to za atut powieści. Autor nie ocenia ludzi. Nie jest to oczywiście nowość – literatura dawno odeszła od narracji auktorialnej, w której narrator (patrz: autor) ocenia swych bohaterów i niejako wykorzystuje świat przedstawiony do tego, by przedstawić swoje własne poglądy, które mają być jedyne słuszne. I wszystko byłoby jasnym zaprzeczeniem tejże narracji, gdyby Potoroczyn odcinał się od bohaterów, nie komentując ich zachowań, a pozostawiając ocenę czytelnikowi. Pisarz jednak okazał<text:s/>się tu bardzo przewrotny (brawo!).<text:s/><text:span text:style-name="T16">Sam nie ocenia postępków swoich bohaterów, ale posługując się</text:span><text:s/>styl.<text:s/>komentarzami, które brzmią niemal jak katarynka: „zazdrość ludzka rzecz”, „grzech ludzka rzecz”, „naiwność ludzka rzecz”, sprawia, że czytelnik nie czuje się upoważniony, by sam dokonywał ocen, czy wyroków. Przecież „błądzenie jest rzeczą ludzką”, a my sami „jesteśmy tylko ludźmi”, prawda? Tego autor nie mówi wprost, ale czytelnik w duchu dopowie to sobie, zanim spróbuje potępić którąś z postaci. W rezultacie Potoroczyn narzuca<text:s/>komu?<text:s/>swoją wizję świata, w którym wszystko, co dobre i złe, jest ludzkie i dlatego nie podlega ocenie moralnej.</text:p>
      <text:p text:style-name="P17"><text:tab/>Wśród wszystkich słabości, które reprezentują bohaterowie, najwięcej ujawnia się w sferze seksualnej. Nie można się nie zgodzić z<text:s/>autorem, że popęd seksualny jest ogromną siłą, która objawia ludzkie niedoskonałości. Jednak denerwuje mnie, że to najczęściej kobiety ukazuje on jako opanowane przez własną cielesność i pożądanie. Są one w powieści „zafiksowane” na mężczyzn. Jest w nich,<text:s/>co prawda, jakiś cień melancholii, ale – jak dla mnie – zbyt mały. Cóż, nie jesteśmy doskonali – mówi Potoroczyn i to prawda, choć bolesna, ale czy jesteśmy aż tak poddani instynktom? Rażą<text:s/><text:soft-page-break/>mnie też chwilami<text:s/><text:span text:style-name="T18">swoją częstością pojawiania</text:span><text:s/>styl.<text:s/>i dosłownością sceny<text:s/>damsko-męskich zbliżeń. Choć przyznaję, że filozoficzne dywagacje autora na tematy damsko-męskie są intrygujące, często trafne i bardzo dojrzałe: „Młodzieniec wszystko obieca, bo chce coś dostać. Dojrzały mężczyzna będzie nawet gotów coś dać, byle tylko nie musiał nic obiecywać. One zaś nie obiecują nic – ona są obietnicą”<text:span text:style-name="Odwołanieprzypisudolnego"><text:note text:note-class="footnote" text:id="_ftn1"><text:note-citation>2</text:note-citation><text:note-body><text:p text:style-name="Footnote">Tamże, s. 154.</text:p></text:note-body></text:note></text:span>.</text:p>
      <text:p text:style-name="P19"><text:tab/>Filozoficzne komentarze, o których już wspomniałam,<text:s/><text:span text:style-name="T20">wysuwają się często przed akcję powieści</text:span><text:s/>styl.. Narrator oddaje się rozważaniom o życiu, zatrzymuje <text:s/>na chwilę nad ludzkim losem, nad jakimś problemem. Akcja<text:s/><text:span text:style-name="T21">zdaje się<text:s/></text:span><text:span text:style-name="T22">być</text:span><text:s/>osnuta wokół najbardziej ludzkich, najbardziej spektakularnych, a przecież wciąż jeszcze nie banalnych tematów, jak miłość i śmierć – Eros i Tanatos, które na pewno sprzyjają refleksji. Najpiękniejsze wydają się te momenty, gdy, poza cielesnością, seksualnością bohaterów, daje się zobaczyć skrawki czegoś, co wydaje się wskazywać na prawdziwą miłość. To jak przebłyski czegoś nadludzkiego. Wanda, ukazana głównie przez pryzmat pożądania i seksu, kocha przecież piękną miłością. Jej banalne wyznanie „czekałam na ciebie całe życie”<text:span text:style-name="Odwołanieprzypisudolnego"><text:note text:note-class="footnote" text:id="_ftn2"><text:note-citation>3</text:note-citation><text:note-body><text:p text:style-name="Footnote">Tamże, s. 259.</text:p></text:note-body></text:note></text:span><text:s/>chwyta czytelnika za serce. Dobrze, że są to tylko tak drobne wtrącenia,<text:s/><text:span text:style-name="T23">że brak tu ideału rażącego po oczach</text:span>. Ten mały komentarz i tak wystarczy, by czytelnik zapomniał o tym, że ta pełna tęsknoty, zakochana kobieta jest morderczynią. Przecież Wanda pomogła odejść z tego świata swojemu przykutemu do łóżka mężowi. Refleksje narratora na temat miłości, tęsknoty i życia chwytają za serce, nagle czytelnik rozumie, że ten<text:s/>tak bardzo ludzki, cielesny, czasem aż obolały z pożądania bohater naprawdę kocha, naprawdę tęskni i cierpi. Piękne i uderzające trafnością są również refleksje na temat śmierci. Wszystkie te komentarze dzięki swej dojrzałości nadają smak powieści. Nie rozwijają akcji, nie<text:s/><text:span text:style-name="T24">posuwają jej<text:s/></text:span><text:span text:style-name="T25">do przodu</text:span>, ale jedynie prezentują jakąś wizję autora, jego sposób widzenia ludzkich problemów. Według mnie Potoroczyn genialnie nazywa pewne prawdy, które często trudno wyrazić. Jego spostrzeżenia przemawiają do mnie.</text:p>
      <text:p text:style-name="P26"><text:tab/>Myślę, że Potoroczyn w swojej powieści zbudował swoistą utopię – świat, w którym ludzie kierują się instynktami i jakimś naturalnym wyczuciem sprawiedliwości bez oglądu na prawo ludzkie czy boskie.<text:s/><text:span text:style-name="T27">Utopię</text:span>,<text:s/><text:span text:style-name="T28">bo chyba jest jakaś tęsknota w człowieku za światem</text:span><text:s/>szyk, w<text:s/>którym nie ograniczałyby go zewnętrzne prawa, a jedynie te, które sam by odczytywał z natury. Dlatego<text:s/>czytelnik zgadza się wewnętrznie<text:s/>np.<text:s/>na okrutną karę, jaką wymierzają Czynastemu piórkowscy partyzanci, „ustanawiając przykład dla całej okolicy, że partyzantka nie żartuje, że nawet jeśli faszystowskiego okupanta mało co obchodzi, to jednak jakiś porządek musi być i jakaś sprawiedliwość również też<text:span text:style-name="Odwołanieprzypisudolnego"><text:note text:note-class="footnote" text:id="_ftn3"><text:note-citation>4</text:note-citation><text:note-body><text:p text:style-name="Footnote">Tamże, s. 131.</text:p></text:note-body></text:note></text:span>”. Wieś w czasie wojny, i nie tylko, rządzi się swoimi niepisanymi prawami, które czytelnik<text:s/>popiera, bo ten świat jest prostszy, a ludzie bardziej bezpośredni niż w<text:s/><text:soft-page-break/>świecie, w którym żyjemy.</text:p>
      <text:p text:style-name="P29"/>
      <text:p text:style-name="P30"><text:span text:style-name="T31">„Wojna to wojna, a wieś to wieś i także swoje prawa ma. Nikt tu nie ma czasu, żeby długo urazy chować, mieć muchy w nosie albo mieć za złe. Rachunki wraz<text:s/></text:span><text:span text:style-name="T32">się wyrównuje, a sprawiedliwość własnoręcznie wymierza, bo i na co tu czekać. […] Zupełnie jak na wojnie. […] Nie ma tylko osobnych cmentarzy dla zwycięzców i zwyciężonych, ale poza tym wojna na wsi to nic nowego. Wieś to jest wojna”</text:span><text:span text:style-name="T33"><text:note text:note-class="footnote" text:id="_ftn4"><text:note-citation>5</text:note-citation><text:note-body><text:p text:style-name="Footnote">Tamże, s. 216.</text:p></text:note-body></text:note></text:span><text:span text:style-name="T34">.</text:span></text:p>
      <text:p text:style-name="P35"/>
      <text:p text:style-name="P36"><text:tab/>Każdy mieszkaniec ma własne wyczucie prawa i może się nim kierować bez oceny moralnej narratora. Również Haham, Żyd, ojciec rodziny, wstępując do partyzantki<text:s/>w poszukiwaniu rychłej śmierci, co wydaje się wbrew naturze, kieruje się logiką jakiegoś naturalnego prawa. Nie chce przeżyć swoich dzieci. Wie, że większość z nich czeka obóz koncentracyjny, o którym słyszał, że nikt stamtąd nie wraca. „Szanse Hahama, że nie przeżyje własnych dzieci, rosły z dnia na dzień, a tylko to go obchodziło. Może i nie był najlepszym ojcem, ale przynajmniej umiał liczyć”<text:span text:style-name="Odwołanieprzypisudolnego"><text:note text:note-class="footnote" text:id="_ftn5"><text:note-citation>6</text:note-citation><text:note-body><text:p text:style-name="Footnote">Tamże, s. 123.</text:p></text:note-body></text:note></text:span>. <text:s/></text:p>
      <text:p text:style-name="P37"><text:tab/>Refleksje autora są dobre, nie tylko ze względu na trafność jego spostrzeżeń, ale też dzięki genialnym zdolnościom wykorzystania języka. Potoroczyn niejednokrotnie bawi się słowami, co<text:s/><text:span text:style-name="T38">czyni</text:span><text:span text:style-name="T39"><text:s/>jego sposób pisania bardzo przyjemny w odbiorze</text:span><text:s/>sens?, czasem zabawny, zaskakujący.<text:s/><text:span text:style-name="T40">Jego język jest żywy, giętki na tyle, by „powiedział wszystko, co pomyśli głowa”.</text:span><text:s/>Hmm…<text:s/>Można Potoroczynowi tylko pozazdrościć tej umiejętności nazywania rzeczy. I choć styl powieści<text:s/>jest potoczny, bliski językowi bohaterów, to metafory i porównania, których używa narrator, to nierzadko słowny majstersztyk i czysta poezja. „Dolna granica prawdy i górna granica prawdomówności spotykają się w dyskretnej równowadze niedomówień”<text:span text:style-name="Odwołanieprzypisudolnego"><text:note text:note-class="footnote" text:id="_ftn6"><text:note-citation>7</text:note-citation><text:note-body><text:p text:style-name="Footnote">Tamże, s. 186.</text:p></text:note-body></text:note></text:span>, gdy młoda Ania wyjaśnia, czy raczej przemilcza swoje pochodzenie w rozmowie z zakonnicami. „Taka ilość życia może wysypać się przez takie małe dziurki” – o zmarłym w wyniku postrzału partyzancie<text:span text:style-name="Odwołanieprzypisudolnego"><text:note text:note-class="footnote" text:id="_ftn7"><text:note-citation>8</text:note-citation><text:note-body><text:p text:style-name="Footnote">Tamże, s. 11.</text:p></text:note-body></text:note></text:span>. Może tytuł książki odnosi się do ludzkiej natury, ale dla mnie jest również odniesieniem do ludzkiej mowy, do języka (słowo<text:s/><text:span text:style-name="T41">rzecz</text:span><text:s/>pochodzi przecież od prasłowiańskiego<text:s/><text:span text:style-name="T42">recz</text:span>, oznaczającego mowę, język<text:span text:style-name="Odwołanieprzypisudolnego"><text:note text:note-class="footnote" text:id="_ftn8"><text:note-citation>9</text:note-citation><text:note-body><text:p text:style-name="Footnote"><text:span text:style-name="T43">Słownik etymologiczny języka polskiego</text:span>, red. W. Boryś, Kraków 2005.</text:p></text:note-body></text:note></text:span>), który czasem bywa<text:s/>banalny, czasem zachwycający – zupełnie tak, jak to bywa z człowiekiem.</text:p>
      <text:p text:style-name="P44"><text:tab/>Wspomniałam już<text:s/>o narratorze, ale warto dłużej zatrzymać się nad tą kreacją, bo Potoroczyn wprowadził<text:s/>dokąd?<text:s/>bardzo intrygującą figurę,<text:s/><text:span text:style-name="T45">która</text:span><text:s/>ukazuje czytelnikowi świat bez obiektywnego dobra i zła, w<text:s/><text:span text:style-name="T46">którym</text:span><text:s/>jest tylko ludzka natura,<text:s/><text:span text:style-name="T47">która</text:span><text:s/>nie szukając głębi w postaciach, jednak ją pokazuje, jakby mimowolnie, od niechcenia. Kim jest ten narrator,<text:s/><text:span text:style-name="T48">który</text:span><text:s/>snuje opowieść przerywaną co chwilę swoimi przemyśleniami? Czy to wiejski filozof snujący swoje opowiadanie przy gorzałce?<text:s/><text:soft-page-break/>Może tak, ale jest to też ktoś bardzo świadomy swojej roli w tworzeniu sztuki. Liczne jego komentarze odnoszą się do literatury. Utwór ma charakter autoteliczny, bo narrator nierzadko odrywa się od swojej opowieści,<text:s/>by odnieść się do samego utworu.</text:p>
      <text:p text:style-name="P49"/>
      <text:p text:style-name="P50"><text:span text:style-name="T51">„Literatura ludzka rzecz, od trzech grzechów bierze swój początek: pychy, chciwości i rozwiązłości, choć niektórzy co bardziej wyrozumiali filozofowie widzą w nich tylko strach, głód i pożądanie. Też ludzkie rzeczy.<text:s/></text:span><text:span text:style-name="T52">Jakkolwiek to zwą, literatura na obu końcach procesu nie jest możliwa bez grzechu, choćby niewielkiego. Nie da się pisać bez grzechu, bo nie bardzo jest o czym, a i czytać też nie za bardzo, bo upadek jest zawsze ciekawszy niż poczciwość cnoty”</text:span><text:span text:style-name="T53"><text:note text:note-class="footnote" text:id="_ftn9"><text:note-citation>10</text:note-citation><text:note-body><text:p text:style-name="Footnote">Potoroczyn P.,<text:s/><text:span text:style-name="T54">dz. cyt</text:span>., s. 89.</text:p></text:note-body></text:note></text:span><text:span text:style-name="T55">.</text:span></text:p>
      <text:p text:style-name="P56"/>
      <text:p text:style-name="P57"><text:tab/>I jakby usprawiedliwiając to, że opowieść jest tak nasycona cielesnymi żądzami bohaterów, narrator mówi: „znaczna część sztuki […] wiedzie się raczej z lędźwi niż z serca”<text:span text:style-name="Odwołanieprzypisudolnego"><text:note text:note-class="footnote" text:id="_ftn10"><text:note-citation>11</text:note-citation><text:note-body><text:p text:style-name="Footnote">Tamże, s. 221.</text:p></text:note-body></text:note></text:span>. Wydaje się, że narrator jest alter ego autora. Potoroczyn bawi się już nie tylko językiem. Widać w nim dystans do swojego dzieła i do literatury w ogóle. Wspomina tajemniczo, że „rządzi, kto zna całą opowieść i zakończenie”<text:span text:style-name="Odwołanieprzypisudolnego"><text:note text:note-class="footnote" text:id="_ftn11"><text:note-citation>12</text:note-citation><text:note-body><text:p text:style-name="Footnote">Tamże, s. 190.</text:p></text:note-body></text:note></text:span>. Tym rządzącym jest autor, który tę całą opowieść wraz<text:s/>z zakończeniem powinien przekazać czytelnikowi. Jednak tutaj oczekiwanie tego drugiego nie zostaje zaspokojone. Potoroczyn łamie konwencję, niepisaną umowę pisarza z czytelnikiem. Nie ujawnia, kto zabił głównego bohatera, choć przecież<text:s/>–<text:s/>jako autor<text:s/>–<text:s/>zna zakończenie. Bawi się konwencją. Łamie pewne schematy i choć pozostawia jakiś niedosyt przedstawionej historii, to jednak podoba mi się jego odwaga, ten dystans do własnego dzieła, którym zdaje się mówić: przecież cała ta historia i tak nie jest ważna. Ta historia jest tu tylko pretekstem do rozważań nad ludzką naturą, życiem, miłością i tym wszystkim, nad czym zastanawia się sam autor.</text:p>
      <text:p text:style-name="P58"><text:tab/>Na koniec przyszedł czas na słowo o samym gatunku. Książka Potoroczyna nie jest łatwa do zdefiniowania pod tym względem. Piszę o niej po prostu<text:s/><text:span text:style-name="T59">powieść</text:span>, ale utwór ten ze względu na przedstawiony filozoficzny światopogląd autora jest bliski powiastce filozoficznej, choć ma też cechy powieści łotrzykowskiej, opowiedzianej w stylu gawędy. To ciekawe połączenie, a pewna fragmentaryczność – naprzemienność refleksji i opowiadanej historii nie przeszkadza temu, że książkę czyta się płynnie i z refleksją.</text:p>
      <text:p text:style-name="P60"><text:tab/>Warto sięgnąć po powieść Potoroczyna dla jego znakomitego wyczucia ważnych ludzkich spraw, dla języka, którym zdaje się bawić i głębokich mądrości, które ubiera w proste słowa, a może też po to, by się z nim czasem nie zgodzić, by polemizować z jego światopoglądem. Należy jednak porzucić podejście do opowiadanej historii jako pewnej całości z początkiem i zakończeniem. Mimo narastającej tajemnicy wokół śmierci głównego bohatera nie należy oczekiwać rozwiązania zagadki.<text:s/><text:soft-page-break/>Przedstawieni bohaterowie i wydarzenia prowadzą nas labiryntem ludzkich słabości, by oczyścić nas ze skłonności do oceny i poczucia winy. <text:s text:c="2"/></text:p>
      <text:p text:style-name="P61">Na zachętę przytoczę jedną z<text:s/>tych refleksji, która zapadła mi w pamięć:</text:p>
      <text:p text:style-name="P62"/>
      <text:p text:style-name="P63"><text:span text:style-name="T64">„Życie to jest podróż w przesiadki obfita. Czasem, gdy wysiadasz z wagonu, twój następny pociąg już stoi na peronie obok, uprzejmie przez los podstawiony. Ledwo zdążyłeś. Innym razem czekasz, czekasz, czekasz,<text:s/></text:span><text:span text:style-name="T65">a twój pociąg nie nadjeżdża. I tracisz cierpliwość, tracisz wiarę, że twój pociąg kiedykolwiek nadciągnie, i myślisz, że już po wszystkim, że spóźniłeś się na przesiadkę, i bierze w górę wściekłość i zwątpienie, i już po tobie”</text:span><text:span text:style-name="T66"><text:note text:note-class="footnote" text:id="_ftn12"><text:note-citation>13</text:note-citation><text:note-body><text:p text:style-name="Footnote">Tamże, s. 90.</text:p></text:note-body></text:note></text:span><text:span text:style-name="T67">.</text:span></text:p>
      <text:p text:style-name="P68"/>
      <text:p text:style-name="P69">Pani Moniko, recenzja jest bardzo udana. Szkoda, że znalazłam w niej kilka (co u Pani nietypowe) błędów, muszę za nie obniżyć ocenę.<text:s/></text:p>
      <text:p text:style-name="P70"/>
      <text:p text:style-name="P71">d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Odwołanieprzypisudolnego" style:display-name="Odwołanie przypisu dolnego" style:family="text" style:parent-style-name="Domyślnaczcionkaakapitu">
      <style:text-properties style:text-position="super 66.6%"/>
    </style:style>
    <style:style style:name="Tekstprzypisukońcowego" style:display-name="Tekst przypisu końcowego" style:family="paragraph" style:parent-style-name="Normalny">
      <style:text-properties fo:font-size="10pt" style:font-size-asian="10pt" style:font-size-complex="9pt" fo:hyphenate="false"/>
    </style:style>
    <style:style style:name="TekstprzypisukońcowegoZnak" style:display-name="Tekst przypisu końcowego Znak" style:family="text" style:parent-style-name="Domyślnaczcionkaakapitu">
      <style:text-properties fo:font-size="10pt" style:font-size-asian="10pt" style:font-size-complex="9pt"/>
    </style:style>
    <style:style style:name="Odwołanieprzypisukońcowego" style:display-name="Odwołanie przypisu końcowego" style:family="text" style:parent-style-name="Domyślnaczcionkaakapitu">
      <style:text-properties style:text-position="super 66.6%"/>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nika Nowak</meta:initial-creator>
    <dc:creator>Emilia Kledzik</dc:creator>
    <meta:creation-date>2015-01-22T11:13:00Z</meta:creation-date>
    <dc:date>2015-01-22T11:13:00Z</dc:date>
    <meta:template xlink:href="Normal" xlink:type="simple"/>
    <meta:editing-cycles>2</meta:editing-cycles>
    <meta:editing-duration>PT0S</meta:editing-duration>
    <meta:document-statistic meta:page-count="6" meta:paragraph-count="29" meta:word-count="2129" meta:character-count="14877" meta:row-count="106" meta:non-whitespace-character-count="12777"/>
  </office:meta>
</office:document-meta>
</file>